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5" style:family="table-row">
      <style:table-row-properties style:min-row-height="0.2986in"/>
    </style:style>
    <style:style style:name="P1" style:family="paragraph" style:parent-style-name="Header">
      <style:paragraph-properties fo:text-align="end" style:justify-single-word="false"/>
      <style:text-properties officeooo:rsid="00156dc7" officeooo:paragraph-rsid="00156dc7"/>
    </style:style>
    <style:style style:name="P2" style:family="paragraph" style:parent-style-name="Standard">
      <style:paragraph-properties fo:line-height="200%"/>
      <style:text-properties officeooo:rsid="00144a78" officeooo:paragraph-rsid="00144a78"/>
    </style:style>
    <style:style style:name="P3" style:family="paragraph" style:parent-style-name="Standard">
      <style:paragraph-properties fo:line-height="200%"/>
      <style:text-properties officeooo:rsid="00144a78" officeooo:paragraph-rsid="0016c918"/>
    </style:style>
    <style:style style:name="P4" style:family="paragraph" style:parent-style-name="Standard">
      <style:paragraph-properties fo:line-height="200%"/>
      <style:text-properties officeooo:rsid="00156dc7" officeooo:paragraph-rsid="00156dc7"/>
    </style:style>
    <style:style style:name="P5" style:family="paragraph" style:parent-style-name="Standard">
      <style:paragraph-properties fo:line-height="200%"/>
      <style:text-properties officeooo:rsid="0016c918" officeooo:paragraph-rsid="0016c918"/>
    </style:style>
    <style:style style:name="P6" style:family="paragraph" style:parent-style-name="Standard">
      <style:paragraph-properties fo:line-height="200%"/>
      <style:text-properties officeooo:rsid="0017d713" officeooo:paragraph-rsid="0017d713"/>
    </style:style>
    <style:style style:name="P7" style:family="paragraph" style:parent-style-name="Standard">
      <style:paragraph-properties fo:line-height="200%"/>
      <style:text-properties officeooo:rsid="001b93c4" officeooo:paragraph-rsid="001b93c4"/>
    </style:style>
    <style:style style:name="P8" style:family="paragraph" style:parent-style-name="Table_20_Contents">
      <style:text-properties officeooo:rsid="001aeb28" officeooo:paragraph-rsid="001aeb28"/>
    </style:style>
    <style:style style:name="P9" style:family="paragraph" style:parent-style-name="Standard" style:list-style-name="L1">
      <style:paragraph-properties fo:line-height="200%"/>
      <style:text-properties officeooo:rsid="0016c918" officeooo:paragraph-rsid="0016c918"/>
    </style:style>
    <style:style style:name="P10" style:family="paragraph" style:parent-style-name="Standard" style:list-style-name="L2">
      <style:paragraph-properties fo:line-height="200%"/>
      <style:text-properties officeooo:rsid="0017d713" officeooo:paragraph-rsid="0017d713"/>
    </style:style>
    <style:style style:name="P11" style:family="paragraph" style:parent-style-name="Standard">
      <style:paragraph-properties fo:line-height="200%"/>
      <style:text-properties fo:font-style="italic" officeooo:rsid="0017d713" officeooo:paragraph-rsid="0017d713" style:font-style-asian="italic" style:font-style-complex="italic"/>
    </style:style>
    <style:style style:name="T1" style:family="text">
      <style:text-properties officeooo:rsid="001f684b"/>
    </style:style>
    <style:style style:name="T2" style:family="text">
      <style:text-properties officeooo:rsid="0016c918"/>
    </style:style>
    <style:style style:name="T3" style:family="text">
      <style:text-properties officeooo:rsid="00147054"/>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evin Simon</text:p>
      <text:p text:style-name="P2">Professor Ghasemzadeh</text:p>
      <text:p text:style-name="P4">TA: Su Zhang</text:p>
      <text:p text:style-name="P2">CS 223</text:p>
      <text:p text:style-name="P2">31 August, 2018</text:p>
      <text:p text:style-name="P2"/>
      <text:p text:style-name="P2">A: The goal of the problem was to compute large amounts of data in a linked list data structure and analyze the run-time of several computations such as ‘insert_time’, ‘find_min’, ‘find_max’, and ‘find_med’. Analyzing these run-times allowed improvements by perusing different approaches or by the removal of bottlenecks. </text:p>
      <text:p text:style-name="P2"/>
      <text:p text:style-name="P3">B: When making the functions to find the min, max, and med it was important to keep in mind the data sets are very large and will need the simplest algorithm to make such reliable computations. Finding the minimum among the linked list it was important to start from the first node and cycle through the linked list comparing each and every node before returning the smallest. This way there was no loss of data and no real bottlenecks among the program. <text:span text:style-name="T3">When executing this way it also allowed for the run-time and input size to create a constant linear graph with no real problems regarding slow execution. This way worked when finding the maximum in the list as well. Keeping the design simple was a major component when creating these functions. Doing it this way created a way for the program to cycle through the list with just one change pointer per iteration and at most one change in value for the place holder variables (‘min’, ‘max’, etc). This also allowed the amount of memory on the stack to be decreased drastically with just one one local variable declared and the rest being allocated from the list class in the ‘list.h’ file. When creating the algorithm for finding the median of the lists it was also important to find the fastest run-time as possible because you have to search through at least 50% more nodes than if you were finding the minimum or maximum. This was achieved by flipping through the list and counting the number of nodes within the linked list. After each node had been accounted for, all </text:span><text:soft-page-break/><text:span text:style-name="T3">the program had to was divide the count by two and then search from the Head of the list for that many iterations. This was by far the simplest algorithm to find the median value of the list. Other algorithms could have achieved the same thing but wouldn’t maintain a constant linear T(n).</text:span></text:p>
      <text:p text:style-name="P3"/>
      <text:p text:style-name="P5">C:</text:p>
      <text:list xml:id="list2327038618" text:style-name="L1">
        <text:list-item>
          <text:p text:style-name="P9">Computer Specifications:</text:p>
          <text:list>
            <text:list-item>
              <text:p text:style-name="P9">CPU: Ryzen 5 1500x, 4 cores 8 threads, Overclocked to 3.7 GHz</text:p>
            </text:list-item>
            <text:list-item>
              <text:p text:style-name="P9">RAM: 16GB DDR4, rate of 3200Mb/s</text:p>
            </text:list-item>
            <text:list-item>
              <text:p text:style-name="P9">Windows 8 64bit on SSD, and Ubuntu Desktop (For Assignment) on a 7200 rpm Western Digital hard drive</text:p>
            </text:list-item>
          </text:list>
        </text:list-item>
      </text:list>
      <text:list xml:id="list1843495" text:style-name="L2">
        <text:list-item>
          <text:p text:style-name="P10">Testing: Input1.txt was tested 10 times and Input2.txt was test twice</text:p>
        </text:list-item>
        <text:list-item>
          <text:p text:style-name="P10">O/S and Environment: Windows PC, Coded on Ubuntu Desktop using gcc and Visual Studio Code as an editor</text:p>
        </text:list-item>
      </text:list>
      <text:p text:style-name="P6"/>
      <text:p text:style-name="P6">D: <text:span text:style-name="T4">Experimental Results &amp; Discussion</text:span></text:p>
      <table:table table:name="Table1" table:style-name="Table1">
        <table:table-column table:style-name="Table1.A" table:number-columns-repeated="3"/>
        <table:table-row>
          <table:table-cell table:style-name="Table1.A1" office:value-type="string">
            <text:p text:style-name="P8">Time (nanoseconds)</text:p>
          </table:table-cell>
          <table:table-cell table:style-name="Table1.A1" office:value-type="string">
            <text:p text:style-name="P8">Input1.txt</text:p>
          </table:table-cell>
          <table:table-cell table:style-name="Table1.C1" office:value-type="string">
            <text:p text:style-name="P8">Input2.txt</text:p>
          </table:table-cell>
        </table:table-row>
        <table:table-row>
          <table:table-cell table:style-name="Table1.A2" office:value-type="string">
            <text:p text:style-name="P8">time_insert </text:p>
          </table:table-cell>
          <table:table-cell table:style-name="Table1.A2" office:value-type="string">
            <text:p text:style-name="P8">2810772</text:p>
          </table:table-cell>
          <table:table-cell table:style-name="Table1.C2" office:value-type="string">
            <text:p text:style-name="P8">19183901546139</text:p>
          </table:table-cell>
        </table:table-row>
        <table:table-row>
          <table:table-cell table:style-name="Table1.A2" office:value-type="string">
            <text:p text:style-name="P8">time_min</text:p>
          </table:table-cell>
          <table:table-cell table:style-name="Table1.A2" office:value-type="string">
            <text:p text:style-name="P8">23143</text:p>
          </table:table-cell>
          <table:table-cell table:style-name="Table1.C2" office:value-type="string">
            <text:p text:style-name="P8">98030625</text:p>
          </table:table-cell>
        </table:table-row>
        <table:table-row>
          <table:table-cell table:style-name="Table1.A2" office:value-type="string">
            <text:p text:style-name="P8">time_max</text:p>
          </table:table-cell>
          <table:table-cell table:style-name="Table1.A2" office:value-type="string">
            <text:p text:style-name="P8">22893</text:p>
          </table:table-cell>
          <table:table-cell table:style-name="Table1.C2" office:value-type="string">
            <text:p text:style-name="P8">97041125</text:p>
          </table:table-cell>
        </table:table-row>
        <table:table-row table:style-name="Table1.5">
          <table:table-cell table:style-name="Table1.A2" office:value-type="string">
            <text:p text:style-name="P8">time_med</text:p>
          </table:table-cell>
          <table:table-cell table:style-name="Table1.A2" office:value-type="string">
            <text:p text:style-name="P8">29045</text:p>
          </table:table-cell>
          <table:table-cell table:style-name="Table1.C2" office:value-type="string">
            <text:p text:style-name="P8">145505146</text:p>
          </table:table-cell>
        </table:table-row>
        <table:table-row table:style-name="Table1.5">
          <table:table-cell table:style-name="Table1.A2" office:value-type="string">
            <text:p text:style-name="P8">Minimum</text:p>
          </table:table-cell>
          <table:table-cell table:style-name="Table1.A2" office:value-type="string">
            <text:p text:style-name="P8">1</text:p>
          </table:table-cell>
          <table:table-cell table:style-name="Table1.C2" office:value-type="string">
            <text:p text:style-name="P8">14</text:p>
          </table:table-cell>
        </table:table-row>
        <table:table-row table:style-name="Table1.5">
          <table:table-cell table:style-name="Table1.A2" office:value-type="string">
            <text:p text:style-name="P8">Maximum</text:p>
          </table:table-cell>
          <table:table-cell table:style-name="Table1.A2" office:value-type="string">
            <text:p text:style-name="P8">4000</text:p>
          </table:table-cell>
          <table:table-cell table:style-name="Table1.C2" office:value-type="string">
            <text:p text:style-name="P8">7999997</text:p>
          </table:table-cell>
        </table:table-row>
        <table:table-row table:style-name="Table1.5">
          <table:table-cell table:style-name="Table1.A2" office:value-type="string">
            <text:p text:style-name="P8">Median</text:p>
          </table:table-cell>
          <table:table-cell table:style-name="Table1.A2" office:value-type="string">
            <text:p text:style-name="P8">2057</text:p>
          </table:table-cell>
          <table:table-cell table:style-name="Table1.C2" office:value-type="string">
            <text:p text:style-name="P8">4004493</text:p>
          </table:table-cell>
        </table:table-row>
      </table:table>
      <text:p text:style-name="P11"/>
      <text:p text:style-name="P7">Based on the code that written it was safe to conclude that the difference between input1.txt and input2.txt where going to be large but it was completely obvious how large it would really be. The time_insert for input2.txt was about 5 hours and 20 minutes where as the time insert for input1.txt was <text:soft-page-break/>0.0028 seconds. <text:s/>This was a insanely larger than I was expecting and this large data for input2.txt held for the finding the min, max ,and med as well. Now after looking at the data for input2.txt I believe their may be a faster a way but this definitely seems like a very logical way of approaching such a problem. It was understandable that finding the min, max, and med was going to take a very long time for input2.txt because the program still had to iterated through each and every node for the ending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56dc7" officeooo:paragraph-rsid="00156dc7"/>
    </style:style>
    <style:style style:name="MT1" style:family="text">
      <style:text-properties officeooo:rsid="001f684b"/>
    </style:style>
    <style:style style:name="MT2" style:family="text">
      <style:text-properties officeooo:rsid="0016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Simon <text:span text:style-name="MT1">3</text:span></text:p>
      </style:header>
      <style:header-first>
        <text:p text:style-name="MP1">Simon <text:span text:style-name="MT2">1</text:span></text:p>
      </style:header-first>
      <style:header-left>
        <text:p text:style-name="MP1">Simon <text:span text:style-name="MT2">2</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6:56:48.085931058</meta:creation-date>
    <dc:date>2018-08-31T22:51:48.668469687</dc:date>
    <meta:editing-duration>PT13M55S</meta:editing-duration>
    <meta:editing-cycles>3</meta:editing-cycles>
    <meta:generator>LibreOffice/6.0.3.2$Linux_X86_64 LibreOffice_project/00m0$Build-2</meta:generator>
    <meta:document-statistic meta:table-count="1" meta:image-count="0" meta:object-count="0" meta:page-count="3" meta:paragraph-count="43" meta:word-count="642" meta:character-count="3652" meta:non-whitespace-character-count="3055"/>
  </office:meta>
</office:document-meta>
</file>